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84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260.36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56.81pt"/>
    </style:style>
    <style:style style:name="co8" style:family="table-column">
      <style:table-column-properties fo:break-before="auto" style:column-width="92.64pt"/>
    </style:style>
    <style:style style:name="co9" style:family="table-column">
      <style:table-column-properties fo:break-before="auto" style:column-width="91.3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2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4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4" style:family="table-cell" style:parent-style-name="Default" style:data-style-name="N123"/>
  </office:automatic-styles>
  <office:body>
    <office:spreadsheet>
      <table:calculation-settings table:automatic-find-labels="false" table:use-regular-expressions="false"/>
      <table:table table:name="Sparc-Insn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46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ce31"/>
        <table:table-column table:style-name="co1" table:default-cell-style-name="Default"/>
        <table:table-column table:style-name="co1" table:default-cell-style-name="ce46"/>
        <table:table-column table:style-name="co1" table:number-columns-repeated="2" table:default-cell-style-name="ce58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4" table:default-cell-style-name="Default"/>
        <table:table-row table:style-name="ro1">
          <table:table-cell table:style-name="ce36" office:value-type="string" calcext:value-type="string">
            <text:p>Opcode</text:p>
          </table:table-cell>
          <table:table-cell table:style-name="ce36" office:value-type="string" calcext:value-type="string">
            <text:p>Format type</text:p>
          </table:table-cell>
          <table:table-cell table:style-name="ce36" office:value-type="string" calcext:value-type="string">
            <text:p>Format Value</text:p>
          </table:table-cell>
          <table:table-cell table:style-name="ce36" office:value-type="string" calcext:value-type="string">
            <text:p>Other field</text:p>
          </table:table-cell>
          <table:table-cell table:style-name="ce36" office:value-type="string" calcext:value-type="string">
            <text:p>Value</text:p>
          </table:table-cell>
          <table:table-cell table:style-name="ce36" office:value-type="string" calcext:value-type="string">
            <text:p>Operation</text:p>
          </table:table-cell>
          <table:table-cell table:style-name="ce47" office:value-type="string" calcext:value-type="string">
            <text:p>Sparc V8 Manual main description page</text:p>
          </table:table-cell>
          <table:table-cell table:style-name="ce47" office:value-type="string" calcext:value-type="string">
            <text:p>Sparc V8 Manual main description Chapter reference</text:p>
          </table:table-cell>
          <table:table-cell table:style-name="ce36" office:value-type="string" calcext:value-type="string">
            <text:p>Insn Category</text:p>
          </table:table-cell>
          <table:table-cell table:style-name="ce36" office:value-type="string" calcext:value-type="string">
            <text:p>Insn Category Index</text:p>
          </table:table-cell>
          <table:table-cell table:style-name="ce36" office:value-type="string" calcext:value-type="string">
            <text:p>Format Index</text:p>
          </table:table-cell>
          <table:table-cell table:style-name="ce30" office:value-type="string" calcext:value-type="string">
            <text:p>Processing Status</text:p>
          </table:table-cell>
          <table:table-cell table:style-name="ce30" office:value-type="string" calcext:value-type="string">
            <text:p>Privilege</text:p>
          </table:table-cell>
          <table:table-cell table:style-name="ce36" office:value-type="string" calcext:value-type="string">
            <text:p>Notes</text:p>
          </table:table-cell>
          <table:table-cell table:style-name="ce47" office:value-type="string" calcext:value-type="string">
            <text:p>Register Type, if any</text:p>
          </table:table-cell>
          <table:table-cell table:style-name="ce36" office:value-type="string" calcext:value-type="string">
            <text:p>ASM Rator Syntax</text:p>
          </table:table-cell>
          <table:table-cell table:style-name="ce36" office:value-type="string" calcext:value-type="string">
            <text:p>Num Args</text:p>
          </table:table-cell>
          <table:table-cell table:style-name="ce61" office:value-type="string" calcext:value-type="string">
            <text:p>ASM Arg 1</text:p>
          </table:table-cell>
          <table:table-cell table:style-name="ce61" office:value-type="string" calcext:value-type="string">
            <text:p>ASM Arg 2</text:p>
          </table:table-cell>
          <table:table-cell table:style-name="ce61" office:value-type="string" calcext:value-type="string">
            <text:p>ASM Arg 3</text:p>
          </table:table-cell>
          <table:table-cell table:style-name="ce61" office:value-type="string" calcext:value-type="string">
            <text:p>ASM Arg 4</text:p>
          </table:table-cell>
          <table:table-cell table:style-name="ce61" office:value-type="string" calcext:value-type="string">
            <text:p>END</text:p>
          </table:table-cell>
          <table:table-cell table:style-name="ce61" table:number-columns-repeated="1002"/>
        </table:table-row>
        <table:table-row table:style-name="ro2">
          <table:table-cell office:value-type="string" calcext:value-type="string">
            <text:p>LDS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" calcext:value-type="float">
            <text:p>00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" calcext:value-type="float">
            <text:p>00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" calcext:value-type="float">
            <text:p>0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" calcext:value-type="float">
            <text:p>0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0" calcext:value-type="float">
            <text:p>0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" calcext:value-type="float">
            <text:p>0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B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1" calcext:value-type="float">
            <text:p>01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8])" office:value-type="string" office:string-value="ldsba" calcext:value-type="string">
            <text:p>lds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" calcext:value-type="float">
            <text:p>0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9])" office:value-type="string" office:string-value="ldsha" calcext:value-type="string">
            <text:p>lds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" calcext:value-type="float">
            <text:p>0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Un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0])" office:value-type="string" office:string-value="lduba" calcext:value-type="string">
            <text:p>ldu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" calcext:value-type="float">
            <text:p>01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Un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1])" office:value-type="string" office:string-value="lduha" calcext:value-type="string">
            <text:p>ldu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" calcext:value-type="float">
            <text:p>0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2])" office:value-type="string" office:string-value="lda" calcext:value-type="string">
            <text:p>l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" calcext:value-type="float">
            <text:p>0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Double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3])" office:value-type="string" office:string-value="ldda" calcext:value-type="string">
            <text:p>ld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Double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Floating-point State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f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0" calcext:value-type="float">
            <text:p>1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11" calcext:value-type="float">
            <text:p>1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SR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1" calcext:value-type="float">
            <text:p>1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c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" calcext:value-type="float">
            <text:p>0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0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" calcext:value-type="float">
            <text:p>0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1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" calcext:value-type="float">
            <text:p>0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2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" calcext:value-type="float">
            <text:p>0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3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1" calcext:value-type="float">
            <text:p>0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Byte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4])" office:value-type="string" office:string-value="stba" calcext:value-type="string">
            <text:p>st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0" calcext:value-type="float">
            <text:p>0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Half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5])" office:value-type="string" office:string-value="stha" calcext:value-type="string">
            <text:p>st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0" calcext:value-type="float">
            <text:p>0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6])" office:value-type="string" office:string-value="sta" calcext:value-type="string">
            <text:p>s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A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1" calcext:value-type="float">
            <text:p>0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7])" office:value-type="string" office:string-value="stda " calcext:value-type="string">
            <text:p>st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r</text:p>
          </table:table-cell>
          <table:table-cell table:formula="of:=LOWER([.A2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r</text:p>
          </table:table-cell>
          <table:table-cell table:formula="of:=LOWER([.A2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Floating-point State Register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r</text:p>
          </table:table-cell>
          <table:table-cell table:formula="of:=LOWER([.A3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Q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frr</text:p>
          </table:table-cell>
          <table:table-cell table:formula="of:=LOWER([.A3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0" calcext:value-type="float">
            <text:p>1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r</text:p>
          </table:table-cell>
          <table:table-cell table:formula="of:=LOWER([.A3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1" calcext:value-type="float">
            <text:p>1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r</text:p>
          </table:table-cell>
          <table:table-cell table:formula="of:=LOWER([.A3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1" calcext:value-type="float">
            <text:p>1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r</text:p>
          </table:table-cell>
          <table:table-cell table:formula="of:=LOWER([.A3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Q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0" calcext:value-type="float">
            <text:p>1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crr</text:p>
          </table:table-cell>
          <table:table-cell table:formula="of:=LOWER([.A3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" calcext:value-type="float">
            <text:p>00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A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1" calcext:value-type="float">
            <text:p>01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tomic Load-Store Unsigned Byte into Alternate spa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n</text:p>
          </table:table-cell>
          <table:table-cell table:formula="of:=LOWER([.A37])" office:value-type="string" office:string-value="ldstuba " calcext:value-type="string">
            <text:p>ldstub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WAP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" calcext:value-type="float">
            <text:p>00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WAP register with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8])" office:value-type="string" office:string-value="swap" calcext:value-type="string">
            <text:p>sw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WAPA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1" calcext:value-type="float">
            <text:p>01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WAP register with Alternate space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n</text:p>
          </table:table-cell>
          <table:table-cell table:formula="of:=LOWER([.A39])" office:value-type="string" office:string-value="swapa " calcext:value-type="string">
            <text:p>swap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ETHI</text:p>
          </table:table-cell>
          <table:table-cell table:style-name="ce31" office:value-type="string" calcext:value-type="string">
            <text:p>op2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table:number-columns-repeated="2"/>
          <table:table-cell office:value-type="string" calcext:value-type="string">
            <text:p>Set High-Order 22 bit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2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t22, %hi (value)</text:p>
          </table:table-cell>
          <table:table-cell office:value-type="string" calcext:value-type="string">
            <text:p>nr</text:p>
          </table:table-cell>
          <table:table-cell table:formula="of:=LOWER([.A40])" office:value-type="string" office:string-value="sethi" calcext:value-type="string">
            <text:p>set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22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OP</text:p>
          </table:table-cell>
          <table:table-cell table:style-name="ce31" office:value-type="string" calcext:value-type="string">
            <text:p>op2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table:number-columns-repeated="2"/>
          <table:table-cell office:value-type="string" calcext:value-type="string">
            <text:p>No Operation, argument is ignored.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1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23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case of SETHI with rd = 0 and imm22=0</text:p>
          </table:table-cell>
          <table:table-cell office:value-type="string" calcext:value-type="string">
            <text:p>n</text:p>
          </table:table-cell>
          <table:table-cell table:formula="of:=LOWER([.A41])" office:value-type="string" office:string-value="nop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" calcext:value-type="float">
            <text:p>0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2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" calcext:value-type="float">
            <text:p>0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3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" calcext:value-type="float">
            <text:p>0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4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1" calcext:value-type="float">
            <text:p>0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5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" calcext:value-type="float">
            <text:p>0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6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" calcext:value-type="float">
            <text:p>01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7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" calcext:value-type="float">
            <text:p>0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8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0" calcext:value-type="float">
            <text:p>0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9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" calcext:value-type="float">
            <text:p>0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0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" calcext:value-type="float">
            <text:p>0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1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" calcext:value-type="float">
            <text:p>0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2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1" calcext:value-type="float">
            <text:p>0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3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L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4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5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6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0" calcext:value-type="float">
            <text:p>0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7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" calcext:value-type="float">
            <text:p>0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8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" calcext:value-type="float">
            <text:p>00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9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" calcext:value-type="float">
            <text:p>01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0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1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T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0" calcext:value-type="float">
            <text:p>1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2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" calcext:value-type="float">
            <text:p>0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3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0" calcext:value-type="float">
            <text:p>0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4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" calcext:value-type="float">
            <text:p>00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5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" calcext:value-type="float">
            <text:p>01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6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7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T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8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ULS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9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" calcext:value-type="float">
            <text:p>00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0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" calcext:value-type="float">
            <text:p>00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1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" calcext:value-type="float">
            <text:p>0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2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" calcext:value-type="float">
            <text:p>01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3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" calcext:value-type="float">
            <text:p>001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4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" calcext:value-type="float">
            <text:p>00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5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" calcext:value-type="float">
            <text:p>011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6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1" calcext:value-type="float">
            <text:p>01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7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VE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0" calcext:value-type="float">
            <text:p>11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8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STORE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1" calcext:value-type="float">
            <text:p>11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9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80])" office:value-type="string" office:string-value="ba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1])" office:value-type="string" office:string-value="bn" calcext:value-type="string">
            <text:p>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2])" office:value-type="string" office:string-value="bne" calcext:value-type="string">
            <text:p>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3])" office:value-type="string" office:string-value="be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4])" office:value-type="string" office:string-value="b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5])" office:value-type="string" office:string-value="ble" calcext:value-type="string">
            <text:p>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6])" office:value-type="string" office:string-value="bge" calcext:value-type="string">
            <text:p>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7])" office:value-type="string" office:string-value="bl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8])" office:value-type="string" office:string-value="bgu" calcext:value-type="string">
            <text:p>bg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E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9])" office:value-type="string" office:string-value="bleu" calcext:value-type="string">
            <text:p>bl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C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0])" office:value-type="string" office:string-value="bcc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1])" office:value-type="string" office:string-value="bcs" calcext:value-type="string">
            <text:p>b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PO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2])" office:value-type="string" office:string-value="bpos" calcext:value-type="string">
            <text:p>b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E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3])" office:value-type="string" office:string-value="bneg" calcext:value-type="string">
            <text:p>bn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VC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4])" office:value-type="string" office:string-value="bvc" calcext:value-type="string">
            <text:p>b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V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5])" office:value-type="string" office:string-value="bvs" calcext:value-type="string">
            <text:p>b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96])" office:value-type="string" office:string-value="fba" calcext:value-type="string">
            <text:p>f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7])" office:value-type="string" office:string-value="fbn" calcext:value-type="string">
            <text:p>f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8])" office:value-type="string" office:string-value="fbu" calcext:value-type="string">
            <text:p>f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9])" office:value-type="string" office:string-value="fbg" calcext:value-type="string">
            <text:p>f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0])" office:value-type="string" office:string-value="fbug" calcext:value-type="string">
            <text:p>f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1])" office:value-type="string" office:string-value="fbl" calcext:value-type="string">
            <text:p>f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2])" office:value-type="string" office:string-value="fbul" calcext:value-type="string">
            <text:p>fb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3])" office:value-type="string" office:string-value="fblg" calcext:value-type="string">
            <text:p>fbl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N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4])" office:value-type="string" office:string-value="fbne" calcext:value-type="string">
            <text:p>f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5])" office:value-type="string" office:string-value="fbe" calcext:value-type="string">
            <text:p>f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6])" office:value-type="string" office:string-value="fbue" calcext:value-type="string">
            <text:p>fb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7])" office:value-type="string" office:string-value="fbge" calcext:value-type="string">
            <text:p>f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08])" office:value-type="string" office:string-value="fbuge" calcext:value-type="string">
            <text:p>fb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09])" office:value-type="string" office:string-value="fble" calcext:value-type="string">
            <text:p>f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0])" office:value-type="string" office:string-value="fbule" calcext:value-type="string">
            <text:p>fb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O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1])" office:value-type="string" office:string-value="fbo" calcext:value-type="string">
            <text:p>f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2])" office:value-type="string" office:string-value="cba" calcext:value-type="string">
            <text:p>c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3])" office:value-type="string" office:string-value="cbn" calcext:value-type="string">
            <text:p>c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4])" office:value-type="string" office:string-value="cb3" calcext:value-type="string">
            <text:p>c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5])" office:value-type="string" office:string-value="cb2" calcext:value-type="string">
            <text:p>c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6])" office:value-type="string" office:string-value="cb23" calcext:value-type="string">
            <text:p>cb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7])" office:value-type="string" office:string-value="cb1" calcext:value-type="string">
            <text:p>c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8])" office:value-type="string" office:string-value="cb13" calcext:value-type="string">
            <text:p>cb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9])" office:value-type="string" office:string-value="cb12" calcext:value-type="string">
            <text:p>cb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0])" office:value-type="string" office:string-value="cb123" calcext:value-type="string">
            <text:p>cb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1])" office:value-type="string" office:string-value="cb0" calcext:value-type="string">
            <text:p>cb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2])" office:value-type="string" office:string-value="cb03" calcext:value-type="string">
            <text:p>cb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3])" office:value-type="string" office:string-value="cb02" calcext:value-type="string">
            <text:p>cb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4])" office:value-type="string" office:string-value="cb023" calcext:value-type="string">
            <text:p>cb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5])" office:value-type="string" office:string-value="cb01" calcext:value-type="string">
            <text:p>c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6])" office:value-type="string" office:string-value="cb013" calcext:value-type="string">
            <text:p>cb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7])" office:value-type="string" office:string-value="cb012" calcext:value-type="string">
            <text:p>cb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ALL</text:p>
          </table:table-cell>
          <table:table-cell table:style-name="ce31" office:value-type="string" calcext:value-type="string">
            <text:p>op</text:p>
          </table:table-cell>
          <table:table-cell table:style-name="ce35" office:value-type="float" office:value="1" calcext:value-type="float">
            <text:p>01</text:p>
          </table:table-cell>
          <table:table-cell table:style-name="ce35" table:number-columns-repeated="2"/>
          <table:table-cell office:value-type="string" calcext:value-type="string">
            <text:p>Call and Link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24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28])" office:value-type="string" office:string-value="call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30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MP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0" calcext:value-type="float">
            <text:p>11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129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TT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1" calcext:value-type="float">
            <text:p>11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0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1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2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3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4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5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6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7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8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U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9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U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0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C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1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2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PO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3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G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4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C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5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6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Y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00" calcext:value-type="float">
            <text:p>101000</text:p>
          </table:table-cell>
          <table:table-cell table:style-name="ce32" table:number-columns-repeated="2"/>
          <table:table-cell office:value-type="string" calcext:value-type="string">
            <text:p>Read Y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rs1=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y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ASR‡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00" calcext:value-type="float">
            <text:p>101000</text:p>
          </table:table-cell>
          <table:table-cell table:style-name="ce32" table:number-columns-repeated="2"/>
          <table:table-cell office:value-type="string" calcext:value-type="string">
            <text:p>Read Ancillary State Register (reserved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Rs = 1 … 15, causes undefined resul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ASR‡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00" calcext:value-type="float">
            <text:p>101000</text:p>
          </table:table-cell>
          <table:table-cell table:style-name="ce32" table:number-columns-repeated="2"/>
          <table:table-cell office:value-type="string" calcext:value-type="string">
            <text:p>(implementation-dependent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Stbar = rdasr with rd=0 and rs1=1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PSR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01" calcext:value-type="float">
            <text:p>101001</text:p>
          </table:table-cell>
          <table:table-cell table:style-name="ce32" table:number-columns-repeated="2"/>
          <table:table-cell office:value-type="string" calcext:value-type="string">
            <text:p>Read Processor Stat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ps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WIM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10" calcext:value-type="float">
            <text:p>101010</text:p>
          </table:table-cell>
          <table:table-cell table:style-name="ce32" table:number-columns-repeated="2"/>
          <table:table-cell office:value-type="string" calcext:value-type="string">
            <text:p>Read Window Invalid Mask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wim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TBR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11" calcext:value-type="float">
            <text:p>101011</text:p>
          </table:table-cell>
          <table:table-cell table:style-name="ce32" table:number-columns-repeated="2"/>
          <table:table-cell office:value-type="string" calcext:value-type="string">
            <text:p>Read Trap Bas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tb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Y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00" calcext:value-type="float">
            <text:p>110000</text:p>
          </table:table-cell>
          <table:table-cell table:style-name="ce32" table:number-columns-repeated="2"/>
          <table:table-cell office:value-type="string" calcext:value-type="string">
            <text:p>Write Y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rd=0</text:p>
          </table:table-cell>
          <table:table-cell office:value-type="string" calcext:value-type="string">
            <text:p>rra</text:p>
          </table:table-cell>
          <table:table-cell table:formula="of:=LOWER([.A153])" office:value-type="string" office:string-value="wry" calcext:value-type="string">
            <text:p>w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y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ASR‡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00" calcext:value-type="float">
            <text:p>110000</text:p>
          </table:table-cell>
          <table:table-cell table:style-name="ce32" table:number-columns-repeated="2"/>
          <table:table-cell office:value-type="string" calcext:value-type="string">
            <text:p>Write Ancillary State Register (reserved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Rs = 1 … 15, causes undefined results</text:p>
          </table:table-cell>
          <table:table-cell office:value-type="string" calcext:value-type="string">
            <text:p>rra</text:p>
          </table:table-cell>
          <table:table-cell table:formula="of:=LOWER([.A154])" office:value-type="string" office:string-value="wrasr‡" calcext:value-type="string">
            <text:p>wrasr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ASR‡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00" calcext:value-type="float">
            <text:p>110000</text:p>
          </table:table-cell>
          <table:table-cell table:style-name="ce32" table:number-columns-repeated="2"/>
          <table:table-cell office:value-type="string" calcext:value-type="string">
            <text:p>(implementation-dependent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a</text:p>
          </table:table-cell>
          <table:table-cell table:formula="of:=LOWER([.A155])" office:value-type="string" office:string-value="wrasr‡" calcext:value-type="string">
            <text:p>wrasr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PSR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01" calcext:value-type="float">
            <text:p>110001</text:p>
          </table:table-cell>
          <table:table-cell table:style-name="ce32" table:number-columns-repeated="2"/>
          <table:table-cell office:value-type="string" calcext:value-type="string">
            <text:p>Write Processor Stat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rrg</text:p>
          </table:table-cell>
          <table:table-cell table:formula="of:=LOWER([.A156])" office:value-type="string" office:string-value="wrpsr" calcext:value-type="string">
            <text:p>wrp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p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WIM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10" calcext:value-type="float">
            <text:p>110010</text:p>
          </table:table-cell>
          <table:table-cell table:style-name="ce32" table:number-columns-repeated="2"/>
          <table:table-cell office:value-type="string" calcext:value-type="string">
            <text:p>Write Window Invalid Mask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rrg</text:p>
          </table:table-cell>
          <table:table-cell table:formula="of:=LOWER([.A157])" office:value-type="string" office:string-value="wrwim" calcext:value-type="string">
            <text:p>wrwi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wim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TBR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11" calcext:value-type="float">
            <text:p>110011</text:p>
          </table:table-cell>
          <table:table-cell table:style-name="ce32" table:number-columns-repeated="2"/>
          <table:table-cell office:value-type="string" calcext:value-type="string">
            <text:p>Write Trap Bas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g</text:p>
          </table:table-cell>
          <table:table-cell table:formula="of:=LOWER([.A158])" office:value-type="string" office:string-value="wrtbr" calcext:value-type="string">
            <text:p>wrt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tb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AR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00" calcext:value-type="float">
            <text:p>101000</text:p>
          </table:table-cell>
          <table:table-cell table:style-name="ce32" table:number-columns-repeated="2"/>
          <table:table-cell office:value-type="string" calcext:value-type="string">
            <text:p>Store Barri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30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/>
          <table:table-cell table:formula="of:=LOWER([.A159])" office:value-type="string" office:string-value="stbar" calcext:value-type="string">
            <text:p>stba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NIMP</text:p>
          </table:table-cell>
          <table:table-cell table:style-name="ce31" office:value-type="string" calcext:value-type="string">
            <text:p>op2</text:p>
          </table:table-cell>
          <table:table-cell table:style-name="ce31" office:value-type="float" office:value="0" calcext:value-type="float">
            <text:p>0</text:p>
          </table:table-cell>
          <table:table-cell table:style-name="ce32" table:number-columns-repeated="2"/>
          <table:table-cell office:value-type="string" calcext:value-type="string">
            <text:p>Unimplemen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31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op25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n</text:p>
          </table:table-cell>
          <table:table-cell table:formula="of:=LOWER([.A160])" office:value-type="string" office:string-value="unimp" calcext:value-type="string">
            <text:p>un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USH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1011" calcext:value-type="float">
            <text:p>11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61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0100" calcext:value-type="float">
            <text:p>11000100</text:p>
          </table:table-cell>
          <table:table-cell office:value-type="string" calcext:value-type="string">
            <text:p>Convert Integer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2])" office:value-type="string" office:string-value="fitos" calcext:value-type="string">
            <text:p>fi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000" calcext:value-type="float">
            <text:p>11001000</text:p>
          </table:table-cell>
          <table:table-cell office:value-type="string" calcext:value-type="string">
            <text:p>Convert Integer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3])" office:value-type="string" office:string-value="fitod" calcext:value-type="string">
            <text:p>fi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100" calcext:value-type="float">
            <text:p>11001100</text:p>
          </table:table-cell>
          <table:table-cell office:value-type="string" calcext:value-type="string">
            <text:p>Convert Integer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4])" office:value-type="string" office:string-value="fitoq" calcext:value-type="string">
            <text:p>fi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i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0001" calcext:value-type="float">
            <text:p>11010001</text:p>
          </table:table-cell>
          <table:table-cell office:value-type="string" calcext:value-type="string">
            <text:p>Convert Sing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5])" office:value-type="string" office:string-value="fstoi" calcext:value-type="string">
            <text:p>fs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i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0010" calcext:value-type="float">
            <text:p>11010010</text:p>
          </table:table-cell>
          <table:table-cell office:value-type="string" calcext:value-type="string">
            <text:p>Convert Doub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6])" office:value-type="string" office:string-value="fdtoi" calcext:value-type="string">
            <text:p>fd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i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0011" calcext:value-type="float">
            <text:p>11010011</text:p>
          </table:table-cell>
          <table:table-cell office:value-type="string" calcext:value-type="string">
            <text:p>Convert Quad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7])" office:value-type="string" office:string-value="fqtoi" calcext:value-type="string">
            <text:p>fq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001" calcext:value-type="float">
            <text:p>11001001</text:p>
          </table:table-cell>
          <table:table-cell office:value-type="string" calcext:value-type="string">
            <text:p>Convert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8])" office:value-type="string" office:string-value="fstod" calcext:value-type="string">
            <text:p>fs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101" calcext:value-type="float">
            <text:p>11001101</text:p>
          </table:table-cell>
          <table:table-cell office:value-type="string" calcext:value-type="string">
            <text:p>Convert Sing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9])" office:value-type="string" office:string-value="fstoq" calcext:value-type="string">
            <text:p>fs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0110" calcext:value-type="float">
            <text:p>11000110</text:p>
          </table:table-cell>
          <table:table-cell office:value-type="string" calcext:value-type="string">
            <text:p>Convert Double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0])" office:value-type="string" office:string-value="fdtos" calcext:value-type="string">
            <text:p>fd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110" calcext:value-type="float">
            <text:p>11001110</text:p>
          </table:table-cell>
          <table:table-cell office:value-type="string" calcext:value-type="string">
            <text:p>Convert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1])" office:value-type="string" office:string-value="fdtoq" calcext:value-type="string">
            <text:p>fd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0111" calcext:value-type="float">
            <text:p>11000111</text:p>
          </table:table-cell>
          <table:table-cell office:value-type="string" calcext:value-type="string">
            <text:p>Convert Quad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2])" office:value-type="string" office:string-value="fqtos" calcext:value-type="string">
            <text:p>fq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011" calcext:value-type="float">
            <text:p>11001011</text:p>
          </table:table-cell>
          <table:table-cell office:value-type="string" calcext:value-type="string">
            <text:p>Convert Quad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3])" office:value-type="string" office:string-value="fqtod" calcext:value-type="string">
            <text:p>fq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OV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4])" office:value-type="string" office:string-value="fmovs" calcext:value-type="string">
            <text:p>fmo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NEG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" calcext:value-type="float">
            <text:p>101</text:p>
          </table:table-cell>
          <table:table-cell office:value-type="string" calcext:value-type="string">
            <text:p>Nega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5])" office:value-type="string" office:string-value="fnegs" calcext:value-type="string">
            <text:p>fne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BS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" calcext:value-type="float">
            <text:p>1001</text:p>
          </table:table-cell>
          <table:table-cell office:value-type="string" calcext:value-type="string">
            <text:p>Absolute Valu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6])" office:value-type="string" office:string-value="fabss" calcext:value-type="string">
            <text:p>fab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01" calcext:value-type="float">
            <text:p>101001</text:p>
          </table:table-cell>
          <table:table-cell office:value-type="string" calcext:value-type="string">
            <text:p>Square Roo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7])" office:value-type="string" office:string-value="fsqrts" calcext:value-type="string">
            <text:p>fsq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0" calcext:value-type="float">
            <text:p>101010</text:p>
          </table:table-cell>
          <table:table-cell office:value-type="string" calcext:value-type="string">
            <text:p>Square Roo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8])" office:value-type="string" office:string-value="fsqrtd" calcext:value-type="string">
            <text:p>fsqrt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1" calcext:value-type="float">
            <text:p>101011</text:p>
          </table:table-cell>
          <table:table-cell office:value-type="string" calcext:value-type="string">
            <text:p>Square Roo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9])" office:value-type="string" office:string-value="fsqrtq" calcext:value-type="string">
            <text:p>fsqrt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001" calcext:value-type="float">
            <text:p>1000001</text:p>
          </table:table-cell>
          <table:table-cell office:value-type="string" calcext:value-type="string">
            <text:p>Add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0])" office:value-type="string" office:string-value="fadds" calcext:value-type="string">
            <text:p>fad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010" calcext:value-type="float">
            <text:p>1000010</text:p>
          </table:table-cell>
          <table:table-cell office:value-type="string" calcext:value-type="string">
            <text:p>Add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1])" office:value-type="string" office:string-value="faddd" calcext:value-type="string">
            <text:p>fad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011" calcext:value-type="float">
            <text:p>1000011</text:p>
          </table:table-cell>
          <table:table-cell office:value-type="string" calcext:value-type="string">
            <text:p>Add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2])" office:value-type="string" office:string-value="faddq" calcext:value-type="string">
            <text:p>fadd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101" calcext:value-type="float">
            <text:p>1000101</text:p>
          </table:table-cell>
          <table:table-cell office:value-type="string" calcext:value-type="string">
            <text:p>Subtrac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3])" office:value-type="string" office:string-value="fsubs" calcext:value-type="string">
            <text:p>fsu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110" calcext:value-type="float">
            <text:p>1000110</text:p>
          </table:table-cell>
          <table:table-cell office:value-type="string" calcext:value-type="string">
            <text:p>Subtrac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4])" office:value-type="string" office:string-value="fsubd" calcext:value-type="string">
            <text:p>fsub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111" calcext:value-type="float">
            <text:p>1000111</text:p>
          </table:table-cell>
          <table:table-cell office:value-type="string" calcext:value-type="string">
            <text:p>Subtrac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5])" office:value-type="string" office:string-value="fsubq" calcext:value-type="string">
            <text:p>fsub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001" calcext:value-type="float">
            <text:p>1001001</text:p>
          </table:table-cell>
          <table:table-cell office:value-type="string" calcext:value-type="string">
            <text:p>Multiply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6])" office:value-type="string" office:string-value="fmuls" calcext:value-type="string">
            <text:p>fmu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010" calcext:value-type="float">
            <text:p>1001010</text:p>
          </table:table-cell>
          <table:table-cell office:value-type="string" calcext:value-type="string">
            <text:p>Multiply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7])" office:value-type="string" office:string-value="fmuld" calcext:value-type="string">
            <text:p>f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011" calcext:value-type="float">
            <text:p>1001011</text:p>
          </table:table-cell>
          <table:table-cell office:value-type="string" calcext:value-type="string">
            <text:p>Multiply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8])" office:value-type="string" office:string-value="fmulq" calcext:value-type="string">
            <text:p>f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MUL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001" calcext:value-type="float">
            <text:p>1101001</text:p>
          </table:table-cell>
          <table:table-cell office:value-type="string" calcext:value-type="string">
            <text:p>Multiply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9])" office:value-type="string" office:string-value="fsmuld" calcext:value-type="string">
            <text:p>fs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MUL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110" calcext:value-type="float">
            <text:p>1101110</text:p>
          </table:table-cell>
          <table:table-cell office:value-type="string" calcext:value-type="string">
            <text:p>Multiply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90])" office:value-type="string" office:string-value="fdmulq" calcext:value-type="string">
            <text:p>fd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101" calcext:value-type="float">
            <text:p>1001101</text:p>
          </table:table-cell>
          <table:table-cell office:value-type="string" calcext:value-type="string">
            <text:p>Divid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91])" office:value-type="string" office:string-value="fdivs" calcext:value-type="string">
            <text:p>fdiv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110" calcext:value-type="float">
            <text:p>1001110</text:p>
          </table:table-cell>
          <table:table-cell office:value-type="string" calcext:value-type="string">
            <text:p>Divid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92])" office:value-type="string" office:string-value="fdivd" calcext:value-type="string">
            <text:p>f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111" calcext:value-type="float">
            <text:p>1001111</text:p>
          </table:table-cell>
          <table:table-cell office:value-type="string" calcext:value-type="string">
            <text:p>Divid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93])" office:value-type="string" office:string-value="fdivq" calcext:value-type="string">
            <text:p>fdiv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001" calcext:value-type="float">
            <text:p>1010001</text:p>
          </table:table-cell>
          <table:table-cell office:value-type="string" calcext:value-type="string">
            <text:p>Compar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194])" office:value-type="string" office:string-value="fcmps" calcext:value-type="string">
            <text:p>fc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010" calcext:value-type="float">
            <text:p>1010010</text:p>
          </table:table-cell>
          <table:table-cell office:value-type="string" calcext:value-type="string">
            <text:p>Compar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195])" office:value-type="string" office:string-value="fcmpd" calcext:value-type="string">
            <text:p>fcm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011" calcext:value-type="float">
            <text:p>1010011</text:p>
          </table:table-cell>
          <table:table-cell office:value-type="string" calcext:value-type="string">
            <text:p>Compar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196])" office:value-type="string" office:string-value="fcmpq" calcext:value-type="string">
            <text:p>fcmp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01" calcext:value-type="float">
            <text:p>1010101</text:p>
          </table:table-cell>
          <table:table-cell office:value-type="string" calcext:value-type="string">
            <text:p>Compare Sing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197])" office:value-type="string" office:string-value="fcmpes" calcext:value-type="string">
            <text:p>fcmp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10" calcext:value-type="float">
            <text:p>1010110</text:p>
          </table:table-cell>
          <table:table-cell office:value-type="string" calcext:value-type="string">
            <text:p>Compare Doub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198])" office:value-type="string" office:string-value="fcmped" calcext:value-type="string">
            <text:p>fcmp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11" calcext:value-type="float">
            <text:p>1010111</text:p>
          </table:table-cell>
          <table:table-cell office:value-type="string" calcext:value-type="string">
            <text:p>Compare Quad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199])" office:value-type="string" office:string-value="fcmpeq" calcext:value-type="string">
            <text:p>fcmp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table:style-name="ce42" office:value-type="string" calcext:value-type="string">
            <text:p>CPop1</text:p>
          </table:table-cell>
          <table:table-cell table:style-name="ce43" office:value-type="string" calcext:value-type="string">
            <text:p>op3</text:p>
          </table:table-cell>
          <table:table-cell table:style-name="ce43" office:value-type="float" office:value="110110" calcext:value-type="float">
            <text:p>110110</text:p>
          </table:table-cell>
          <table:table-cell table:style-name="ce43" office:value-type="string" calcext:value-type="string">
            <text:p>opc</text:p>
          </table:table-cell>
          <table:table-cell table:style-name="ce43"/>
          <table:table-cell table:style-name="ce42" office:value-type="string" calcext:value-type="string">
            <text:p>Coprocessor Operate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string" calcext:value-type="string">
            <text:p>B34</text:p>
          </table:table-cell>
          <table:table-cell table:style-name="ce43" office:value-type="string" calcext:value-type="string">
            <text:p>Coprocessor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op3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Opc: coproc specific</text:p>
          </table:table-cell>
          <table:table-cell table:style-name="ce12" office:value-type="string" calcext:value-type="string">
            <text:p>cccc</text:p>
          </table:table-cell>
          <table:table-cell table:style-name="ce60" table:formula="of:=LOWER([.A200])" office:value-type="string" office:string-value="cpop1" calcext:value-type="string">
            <text:p>cpop1</text:p>
          </table:table-cell>
          <table:table-cell office:value-type="float" office:value="4" calcext:value-type="float">
            <text:p>4</text:p>
          </table:table-cell>
          <table:table-cell table:style-name="ce42" office:value-type="string" calcext:value-type="string">
            <text:p>opc</text:p>
          </table:table-cell>
          <table:table-cell table:style-name="ce42" office:value-type="string" calcext:value-type="string">
            <text:p>cprs1</text:p>
          </table:table-cell>
          <table:table-cell table:style-name="ce42" office:value-type="string" calcext:value-type="string">
            <text:p>cprs2</text:p>
          </table:table-cell>
          <table:table-cell table:style-name="ce42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table:style-name="ce42" office:value-type="string" calcext:value-type="string">
            <text:p>CPop2</text:p>
          </table:table-cell>
          <table:table-cell table:style-name="ce43" office:value-type="string" calcext:value-type="string">
            <text:p>op3</text:p>
          </table:table-cell>
          <table:table-cell table:style-name="ce43" office:value-type="float" office:value="110111" calcext:value-type="float">
            <text:p>110111</text:p>
          </table:table-cell>
          <table:table-cell table:style-name="ce43" office:value-type="string" calcext:value-type="string">
            <text:p>opc</text:p>
          </table:table-cell>
          <table:table-cell table:style-name="ce43"/>
          <table:table-cell table:style-name="ce42" office:value-type="string" calcext:value-type="string">
            <text:p>Coprocessor Operate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string" calcext:value-type="string">
            <text:p>B34</text:p>
          </table:table-cell>
          <table:table-cell table:style-name="ce43" office:value-type="string" calcext:value-type="string">
            <text:p>Coprocessor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op3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Opc: coproc specific</text:p>
          </table:table-cell>
          <table:table-cell table:style-name="ce12" office:value-type="string" calcext:value-type="string">
            <text:p>cccc</text:p>
          </table:table-cell>
          <table:table-cell table:style-name="ce60" table:formula="of:=LOWER([.A201])" office:value-type="string" office:string-value="cpop2" calcext:value-type="string">
            <text:p>cpop2</text:p>
          </table:table-cell>
          <table:table-cell office:value-type="float" office:value="4" calcext:value-type="float">
            <text:p>4</text:p>
          </table:table-cell>
          <table:table-cell table:style-name="ce42" office:value-type="string" calcext:value-type="string">
            <text:p>opc</text:p>
          </table:table-cell>
          <table:table-cell table:style-name="ce42" office:value-type="string" calcext:value-type="string">
            <text:p>cprs1</text:p>
          </table:table-cell>
          <table:table-cell table:style-name="ce42" office:value-type="string" calcext:value-type="string">
            <text:p>cprs2</text:p>
          </table:table-cell>
          <table:table-cell table:style-name="ce42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" calcext:value-type="float">
            <text:p>00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0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" calcext:value-type="float">
            <text:p>00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0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" calcext:value-type="float">
            <text:p>0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0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" calcext:value-type="float">
            <text:p>0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0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0" calcext:value-type="float">
            <text:p>0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0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" calcext:value-type="float">
            <text:p>0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0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Double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Floating-point State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g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0" calcext:value-type="float">
            <text:p>1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11" calcext:value-type="float">
            <text:p>1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SR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1" calcext:value-type="float">
            <text:p>1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g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" calcext:value-type="float">
            <text:p>0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14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" calcext:value-type="float">
            <text:p>0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15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" calcext:value-type="float">
            <text:p>0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16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" calcext:value-type="float">
            <text:p>0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17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n</text:p>
          </table:table-cell>
          <table:table-cell table:formula="of:=LOWER([.A21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n</text:p>
          </table:table-cell>
          <table:table-cell table:formula="of:=LOWER([.A21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Floating-point State Regist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22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Q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22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0" calcext:value-type="float">
            <text:p>1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n</text:p>
          </table:table-cell>
          <table:table-cell table:formula="of:=LOWER([.A22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1" calcext:value-type="float">
            <text:p>1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n</text:p>
          </table:table-cell>
          <table:table-cell table:formula="of:=LOWER([.A22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1" calcext:value-type="float">
            <text:p>1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22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Q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0" calcext:value-type="float">
            <text:p>1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22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" calcext:value-type="float">
            <text:p>00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2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" calcext:value-type="float">
            <text:p>0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27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" calcext:value-type="float">
            <text:p>0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28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" calcext:value-type="float">
            <text:p>0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29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1" calcext:value-type="float">
            <text:p>0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0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" calcext:value-type="float">
            <text:p>0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1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" calcext:value-type="float">
            <text:p>01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2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" calcext:value-type="float">
            <text:p>0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3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0" calcext:value-type="float">
            <text:p>0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4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" calcext:value-type="float">
            <text:p>0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5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" calcext:value-type="float">
            <text:p>0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6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" calcext:value-type="float">
            <text:p>0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7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1" calcext:value-type="float">
            <text:p>0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8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L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9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0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1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0" calcext:value-type="float">
            <text:p>0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2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" calcext:value-type="float">
            <text:p>0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3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" calcext:value-type="float">
            <text:p>00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4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" calcext:value-type="float">
            <text:p>01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5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6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T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0" calcext:value-type="float">
            <text:p>1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7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" calcext:value-type="float">
            <text:p>0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8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0" calcext:value-type="float">
            <text:p>0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9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" calcext:value-type="float">
            <text:p>00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0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" calcext:value-type="float">
            <text:p>01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1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2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T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3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ULS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4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" calcext:value-type="float">
            <text:p>00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5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" calcext:value-type="float">
            <text:p>00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6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" calcext:value-type="float">
            <text:p>0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7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" calcext:value-type="float">
            <text:p>01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8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" calcext:value-type="float">
            <text:p>001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9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" calcext:value-type="float">
            <text:p>00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60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" calcext:value-type="float">
            <text:p>011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61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1" calcext:value-type="float">
            <text:p>01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62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VE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0" calcext:value-type="float">
            <text:p>11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63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STORE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1" calcext:value-type="float">
            <text:p>11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64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65]); &quot;,a&quot;)" office:value-type="string" office:string-value="ba,a" calcext:value-type="string">
            <text:p>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66]); &quot;,a&quot;)" office:value-type="string" office:string-value="bn,a" calcext:value-type="string">
            <text:p>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67]); &quot;,a&quot;)" office:value-type="string" office:string-value="bne,a" calcext:value-type="string">
            <text:p>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68]); &quot;,a&quot;)" office:value-type="string" office:string-value="be,a" calcext:value-type="string">
            <text:p>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69]); &quot;,a&quot;)" office:value-type="string" office:string-value="bg,a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0]); &quot;,a&quot;)" office:value-type="string" office:string-value="ble,a" calcext:value-type="string">
            <text:p>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1]); &quot;,a&quot;)" office:value-type="string" office:string-value="bge,a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2]); &quot;,a&quot;)" office:value-type="string" office:string-value="bl,a" calcext:value-type="string">
            <text:p>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3]); &quot;,a&quot;)" office:value-type="string" office:string-value="bgu,a" calcext:value-type="string">
            <text:p>bg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E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4]); &quot;,a&quot;)" office:value-type="string" office:string-value="bleu,a" calcext:value-type="string">
            <text:p>ble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C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5]); &quot;,a&quot;)" office:value-type="string" office:string-value="bcc,a" calcext:value-type="string">
            <text:p>bc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6]); &quot;,a&quot;)" office:value-type="string" office:string-value="bcs,a" calcext:value-type="string">
            <text:p>bc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PO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7]); &quot;,a&quot;)" office:value-type="string" office:string-value="bpos,a" calcext:value-type="string">
            <text:p>bpo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E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8]); &quot;,a&quot;)" office:value-type="string" office:string-value="bneg,a" calcext:value-type="string">
            <text:p>bne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VC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9]); &quot;,a&quot;)" office:value-type="string" office:string-value="bvc,a" calcext:value-type="string">
            <text:p>bv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V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0]); &quot;,a&quot;)" office:value-type="string" office:string-value="bvs,a" calcext:value-type="string">
            <text:p>bv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81]); &quot;,a&quot;)" office:value-type="string" office:string-value="fba,a" calcext:value-type="string">
            <text:p>f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2]); &quot;,a&quot;)" office:value-type="string" office:string-value="fbn,a" calcext:value-type="string">
            <text:p>f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3]); &quot;,a&quot;)" office:value-type="string" office:string-value="fbu,a" calcext:value-type="string">
            <text:p>fb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4]); &quot;,a&quot;)" office:value-type="string" office:string-value="fbg,a" calcext:value-type="string">
            <text:p>f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5]); &quot;,a&quot;)" office:value-type="string" office:string-value="fbug,a" calcext:value-type="string">
            <text:p>fbu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6]); &quot;,a&quot;)" office:value-type="string" office:string-value="fbl,a" calcext:value-type="string">
            <text:p>f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7]); &quot;,a&quot;)" office:value-type="string" office:string-value="fbul,a" calcext:value-type="string">
            <text:p>fbu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8]); &quot;,a&quot;)" office:value-type="string" office:string-value="fblg,a" calcext:value-type="string">
            <text:p>fbl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N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9]); &quot;,a&quot;)" office:value-type="string" office:string-value="fbne,a" calcext:value-type="string">
            <text:p>f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90]); &quot;,a&quot;)" office:value-type="string" office:string-value="fbe,a" calcext:value-type="string">
            <text:p>f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91]); &quot;,a&quot;)" office:value-type="string" office:string-value="fbue,a" calcext:value-type="string">
            <text:p>fbu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92]); &quot;,a&quot;)" office:value-type="string" office:string-value="fbge,a" calcext:value-type="string">
            <text:p>f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3]); &quot;,a&quot;)" office:value-type="string" office:string-value="fbuge,a" calcext:value-type="string">
            <text:p>fbu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4]); &quot;,a&quot;)" office:value-type="string" office:string-value="fble,a" calcext:value-type="string">
            <text:p>f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5]); &quot;,a&quot;)" office:value-type="string" office:string-value="fbule,a" calcext:value-type="string">
            <text:p>fbu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O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6]); &quot;,a&quot;)" office:value-type="string" office:string-value="fbo,a" calcext:value-type="string">
            <text:p>fbo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7]); &quot;,a&quot;)" office:value-type="string" office:string-value="cba,a" calcext:value-type="string">
            <text:p>c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8]); &quot;,a&quot;)" office:value-type="string" office:string-value="cbn,a" calcext:value-type="string">
            <text:p>c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9]); &quot;,a&quot;)" office:value-type="string" office:string-value="cb3,a" calcext:value-type="string">
            <text:p>cb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0]); &quot;,a&quot;)" office:value-type="string" office:string-value="cb2,a" calcext:value-type="string">
            <text:p>cb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1]); &quot;,a&quot;)" office:value-type="string" office:string-value="cb23,a" calcext:value-type="string">
            <text:p>cb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2]); &quot;,a&quot;)" office:value-type="string" office:string-value="cb1,a" calcext:value-type="string">
            <text:p>cb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3]); &quot;,a&quot;)" office:value-type="string" office:string-value="cb13,a" calcext:value-type="string">
            <text:p>cb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4]); &quot;,a&quot;)" office:value-type="string" office:string-value="cb12,a" calcext:value-type="string">
            <text:p>cb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5]); &quot;,a&quot;)" office:value-type="string" office:string-value="cb123,a" calcext:value-type="string">
            <text:p>cb1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6]); &quot;,a&quot;)" office:value-type="string" office:string-value="cb0,a" calcext:value-type="string">
            <text:p>cb0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7]); &quot;,a&quot;)" office:value-type="string" office:string-value="cb03,a" calcext:value-type="string">
            <text:p>cb0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8]); &quot;,a&quot;)" office:value-type="string" office:string-value="cb02,a" calcext:value-type="string">
            <text:p>cb0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9]); &quot;,a&quot;)" office:value-type="string" office:string-value="cb023,a" calcext:value-type="string">
            <text:p>cb0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10]); &quot;,a&quot;)" office:value-type="string" office:string-value="cb01,a" calcext:value-type="string">
            <text:p>cb0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11]); &quot;,a&quot;)" office:value-type="string" office:string-value="cb013,a" calcext:value-type="string">
            <text:p>cb0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12]); &quot;,a&quot;)" office:value-type="string" office:string-value="cb012,a" calcext:value-type="string">
            <text:p>cb0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MP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0" calcext:value-type="float">
            <text:p>11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313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TT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1" calcext:value-type="float">
            <text:p>11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14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15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16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17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18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19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0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1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2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U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3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U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4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C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5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6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PO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7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G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8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C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9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30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USH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1011" calcext:value-type="float">
            <text:p>11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31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 table:number-rows-repeated="52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1" table:number-columns-repeated="2"/>
          <table:table-cell table:number-columns-repeated="1016"/>
        </table:table-row>
        <table:table-row table:style-name="ro2" table:number-rows-repeated="10481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d tabl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4"/>
        <table:table-column table:style-name="co1" table:number-columns-repeated="2" table:default-cell-style-name="Default"/>
        <table:table-column table:style-name="co1" table:default-cell-style-name="ce34"/>
        <table:table-column table:style-name="co1" table:number-columns-repeated="2" table:default-cell-style-name="Default"/>
        <table:table-column table:style-name="co1" table:default-cell-style-name="ce34"/>
        <table:table-column table:style-name="co1" table:number-columns-repeated="2" table:default-cell-style-name="Default"/>
        <table:table-column table:style-name="co1" table:default-cell-style-name="ce34"/>
        <table:table-row table:style-name="ro2">
          <table:table-cell office:value-type="string" calcext:value-type="string">
            <text:p>T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FB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BA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B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FB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CBN</text:p>
          </table:table-cell>
          <table:table-cell office:value-type="float" office:value="0" calcext:value-type="float">
            <text:p>0000</text:p>
          </table:table-cell>
        </table:table-row>
        <table:table-row table:style-name="ro2">
          <table:table-cell office:value-type="string" calcext:value-type="string">
            <text:p>TN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BN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FBU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CB3</text:p>
          </table:table-cell>
          <table:table-cell office:value-type="float" office:value="111" calcext:value-type="float">
            <text:p>0111</text:p>
          </table:table-cell>
        </table:table-row>
        <table:table-row table:style-name="ro2">
          <table:table-cell office:value-type="string" calcext:value-type="string">
            <text:p>T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FB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CB2</text:p>
          </table:table-cell>
          <table:table-cell office:value-type="float" office:value="110" calcext:value-type="float">
            <text:p>0110</text:p>
          </table:table-cell>
        </table:table-row>
        <table:table-row table:style-name="ro2">
          <table:table-cell office:value-type="string" calcext:value-type="string">
            <text:p>TG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FBUG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CB23</text:p>
          </table:table-cell>
          <table:table-cell office:value-type="float" office:value="101" calcext:value-type="float">
            <text:p>0101</text:p>
          </table:table-cell>
        </table:table-row>
        <table:table-row table:style-name="ro2">
          <table:table-cell office:value-type="string" calcext:value-type="string">
            <text:p>TLE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BLE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FBL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CB1</text:p>
          </table:table-cell>
          <table:table-cell office:value-type="float" office:value="100" calcext:value-type="float">
            <text:p>0100</text:p>
          </table:table-cell>
        </table:table-row>
        <table:table-row table:style-name="ro2">
          <table:table-cell office:value-type="string" calcext:value-type="string">
            <text:p>T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B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FBU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CB13</text:p>
          </table:table-cell>
          <table:table-cell office:value-type="float" office:value="11" calcext:value-type="float">
            <text:p>0011</text:p>
          </table:table-cell>
        </table:table-row>
        <table:table-row table:style-name="ro2">
          <table:table-cell office:value-type="string" calcext:value-type="string">
            <text:p>T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B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FBLG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CB12</text:p>
          </table:table-cell>
          <table:table-cell office:value-type="float" office:value="10" calcext:value-type="float">
            <text:p>0010</text:p>
          </table:table-cell>
        </table:table-row>
        <table:table-row table:style-name="ro2">
          <table:table-cell office:value-type="string" calcext:value-type="string">
            <text:p>TGU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BGU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FBN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CB123</text:p>
          </table:table-cell>
          <table:table-cell office:value-type="float" office:value="1" calcext:value-type="float">
            <text:p>0001</text:p>
          </table:table-cell>
        </table:table-row>
        <table:table-row table:style-name="ro2">
          <table:table-cell office:value-type="string" calcext:value-type="string">
            <text:p>TLEU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BLEU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FB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CB0</text:p>
          </table:table-cell>
          <table:table-cell office:value-type="float" office:value="1001" calcext:value-type="float">
            <text:p>1001</text:p>
          </table:table-cell>
        </table:table-row>
        <table:table-row table:style-name="ro2">
          <table:table-cell office:value-type="string" calcext:value-type="string">
            <text:p>TCC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BCC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FBUE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CB03</text:p>
          </table:table-cell>
          <table:table-cell office:value-type="float" office:value="1010" calcext:value-type="float">
            <text:p>1010</text:p>
          </table:table-cell>
        </table:table-row>
        <table:table-row table:style-name="ro2">
          <table:table-cell office:value-type="string" calcext:value-type="string">
            <text:p>TCS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BCS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FB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CB02</text:p>
          </table:table-cell>
          <table:table-cell office:value-type="float" office:value="1011" calcext:value-type="float">
            <text:p>1011</text:p>
          </table:table-cell>
        </table:table-row>
        <table:table-row table:style-name="ro2">
          <table:table-cell office:value-type="string" calcext:value-type="string">
            <text:p>TPOS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BPOS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FBUGE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CB023</text:p>
          </table:table-cell>
          <table:table-cell office:value-type="float" office:value="1100" calcext:value-type="float">
            <text:p>1100</text:p>
          </table:table-cell>
        </table:table-row>
        <table:table-row table:style-name="ro2">
          <table:table-cell office:value-type="string" calcext:value-type="string">
            <text:p>TNE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BNE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FBLE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CB01</text:p>
          </table:table-cell>
          <table:table-cell office:value-type="float" office:value="1101" calcext:value-type="float">
            <text:p>1101</text:p>
          </table:table-cell>
        </table:table-row>
        <table:table-row table:style-name="ro2">
          <table:table-cell office:value-type="string" calcext:value-type="string">
            <text:p>TVC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BVC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FBULE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CB013</text:p>
          </table:table-cell>
          <table:table-cell office:value-type="float" office:value="1110" calcext:value-type="float">
            <text:p>1110</text:p>
          </table:table-cell>
        </table:table-row>
        <table:table-row table:style-name="ro2">
          <table:table-cell office:value-type="string" calcext:value-type="string">
            <text:p>TVS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BVS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FBO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CB012</text:p>
          </table:table-cell>
          <table:table-cell office:value-type="float" office:value="1111" calcext:value-type="float">
            <text:p>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loext:min-decimal-places="0" number:min-integer-digits="4"/>
    </number:number-style>
    <number:number-style style:name="N124">
      <number:number number:decimal-places="0" loext:min-decimal-places="0" number:min-integer-digits="2"/>
    </number:number-style>
    <number:number-style style:name="N125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75%" style:table-centering="both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5:26:41.1221902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5T15:30:33.897698797</dc:date>
    <meta:editing-duration>P3DT10H</meta:editing-duration>
    <meta:editing-cycles>331</meta:editing-cycles>
    <meta:generator>LibreOffice/6.0.7.3$Linux_X86_64 LibreOffice_project/00m0$Build-3</meta:generator>
    <meta:document-statistic meta:table-count="2" meta:cell-count="6469" meta:object-count="0"/>
  </office:meta>
</office:document-meta>
</file>